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000" draw:fill="solid" draw:fill-color="#ff4000" draw:textarea-horizontal-align="justify" draw:textarea-vertical-align="middle" draw:auto-grow-height="false" fo:min-height="0.616cm" fo:min-width="0.3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ot" svg:stroke-color="#ff4000" draw:fill="solid" draw:fill-color="#ff4000" draw:textarea-horizontal-align="justify" draw:textarea-vertical-align="middle" draw:auto-grow-height="false" fo:min-height="0.158cm" fo:min-width="0.05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 loext:decorative="false"/>
      <style:paragraph-properties style:writing-mode="lr-tb"/>
    </style:style>
    <style:style style:name="P1" style:family="paragraph">
      <loext:graphic-properties draw:fill="solid" draw:fill-color="#ff4000"/>
      <style:paragraph-properties fo:text-align="center" style:writing-mode="lr-tb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25cm" svg:height="1.224cm" draw:transform="rotate (0.0654498469497874) translate (-0.014cm 0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1cm" svg:height="1.224cm" svg:x="0.082cm" svg:y="0.878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59.31558935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0.925cm" svg:height="1.119cm" svg:x="0.167cm" svg:y="0.18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7cm" fo:page-height="2.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li Hurrlibutz</meta:initial-creator>
    <meta:creation-date>2025-05-03T08:40:50.876057086</meta:creation-date>
    <dc:date>2025-05-03T09:34:43.928408299</dc:date>
    <dc:creator>Hansli Hurrlibutz</dc:creator>
    <meta:editing-duration>PT41M27S</meta:editing-duration>
    <meta:editing-cycles>9</meta:editing-cycles>
    <meta:generator>LibreOffice/24.2.7.2$Linux_X86_64 LibreOffice_project/420$Build-2</meta:generator>
    <meta:document-statistic meta:object-count="3"/>
  </office:meta>
</office:document-meta>
</file>